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9929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6402in"/>
    </style:style>
    <style:style style:name="co7" style:family="table-column">
      <style:table-column-properties fo:break-before="auto" style:column-width="1.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2228in" fo:break-before="auto" style:use-optimal-row-height="true"/>
    </style:style>
    <style:style style:name="ro7" style:family="table-row">
      <style:table-row-properties style:row-height="0.2866in" fo:break-before="auto" style:use-optimal-row-height="false"/>
    </style:style>
    <style:style style:name="ro8" style:family="table-row">
      <style:table-row-properties style:row-height="0.6535in" fo:break-before="auto" style:use-optimal-row-height="true"/>
    </style:style>
    <style:style style:name="ro9" style:family="table-row">
      <style:table-row-properties style:row-height="0.4457in" fo:break-before="auto" style:use-optimal-row-height="fals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5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0.0008in solid #000000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9" style:family="table-cell" style:parent-style-name="Default">
      <style:text-properties style:font-name="Arial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="none"/>
      <style:text-properties style:font-name="Times New Roman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14" style:family="table-cell" style:parent-style-name="Default">
      <style:table-cell-properties fo:background-color="#ffffff" fo:border="none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b 65%"/>
    </style:style>
    <style:style style:name="T2" style:family="text">
      <style:text-properties style:text-position="0% 100%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Algorithmn for product mole fraction of products in distillation column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bjective</text:p>
          </table:table-cell>
        </table:table-row>
        <table:table-row table:style-name="ro2">
          <table:table-cell table:style-name="ce4" office:value-type="string">
            <text:p>Ideal binary component system of known fedd composition is differentially distilled at constant pressure and the amount of distillate (D) collected is measured. Develop a suitable spreadsheet or programto compute the mol fraction of the volatile component in the bottom product and distillate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Input</text:p>
          </table:table-cell>
        </table:table-row>
        <table:table-row table:style-name="ro1">
          <table:table-cell office:value-type="string">
            <text:p>Initail feed amount F.</text:p>
          </table:table-cell>
        </table:table-row>
        <table:table-row table:style-name="ro1">
          <table:table-cell table:style-name="Default" office:value-type="string">
            <text:p>Distillate amount D.</text:p>
          </table:table-cell>
        </table:table-row>
        <table:table-row table:style-name="ro1">
          <table:table-cell table:style-name="Default" office:value-type="string">
            <text:p>VLE data for the components y vs x.</text:p>
          </table:table-cell>
        </table:table-row>
        <table:table-row table:style-name="ro3">
          <table:table-cell table:style-name="Default" office:value-type="string">
            <text:p>Inital feed compositiom x<text:span text:style-name="T1">F</text:span>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Assumption</text:p>
          </table:table-cell>
        </table:table-row>
        <table:table-row table:style-name="ro1">
          <table:table-cell office:value-type="string">
            <text:p>Binary component system.</text:p>
          </table:table-cell>
        </table:table-row>
        <table:table-row table:style-name="ro1">
          <table:table-cell office:value-type="string">
            <text:p>Obeys Raoult's law.</text:p>
          </table:table-cell>
        </table:table-row>
        <table:table-row table:style-name="ro1">
          <table:table-cell office:value-type="string">
            <text:p>Constant pressure batch distillation.</text:p>
          </table:table-cell>
        </table:table-row>
        <table:table-row table:style-name="ro1">
          <table:table-cell office:value-type="string">
            <text:p>VLE data is made available at system pressure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utput</text:p>
          </table:table-cell>
        </table:table-row>
        <table:table-row table:style-name="ro1">
          <table:table-cell office:value-type="string">
            <text:p>Composition of the residue and distillate.</text:p>
          </table:table-cell>
        </table:table-row>
        <table:table-row table:style-name="ro1" table:number-rows-repeated="1048556">
          <table:table-cell/>
        </table:table-row>
        <table:table-row table:style-name="ro1">
          <table:table-cell/>
        </table:table-row>
      </table:table>
      <table:table table:name="Input" table:style-name="ta1" table:print="false">
        <table:table-column table:style-name="co3" table:default-cell-style-name="ce2"/>
        <table:table-column table:style-name="co2" table:number-columns-repeated="13" table:default-cell-style-name="ce2"/>
        <table:table-row table:style-name="ro1">
          <table:table-cell table:style-name="ce5" office:value-type="string">
            <text:p>Inpu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eed data</text:p>
          </table:table-cell>
          <table:table-cell office:value-type="string">
            <text:p>Amount </text:p>
          </table:table-cell>
          <table:table-cell office:value-type="string">
            <text:p>F</text:p>
          </table:table-cell>
          <table:table-cell table:style-name="ce8" office:value-type="float" office:value="100">
            <text:p>100</text:p>
          </table:table-cell>
          <table:table-cell office:value-type="string">
            <text:p>mol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Composition</text:p>
          </table:table-cell>
          <table:table-cell office:value-type="string">
            <text:p>x<text:span text:style-name="T1">F</text:span></text:p>
          </table:table-cell>
          <table:table-cell table:style-name="ce8" office:value-type="float" office:value="0.7">
            <text:p>0.7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quilibrium data</text:p>
          </table:table-cell>
          <table:table-cell table:style-name="ce6" office:value-type="string">
            <text:p>x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14">
            <text:p>0.14</text:p>
          </table:table-cell>
          <table:table-cell table:style-name="ce7" office:value-type="float" office:value="0.21">
            <text:p>0.21</text:p>
          </table:table-cell>
          <table:table-cell table:style-name="ce7" office:value-type="float" office:value="0.29">
            <text:p>0.29</text:p>
          </table:table-cell>
          <table:table-cell table:style-name="ce7" office:value-type="float" office:value="0.37">
            <text:p>0.37</text:p>
          </table:table-cell>
          <table:table-cell table:style-name="ce7" office:value-type="float" office:value="0.46">
            <text:p>0.46</text:p>
          </table:table-cell>
          <table:table-cell table:style-name="ce7" office:value-type="float" office:value="0.56">
            <text:p>0.56</text:p>
          </table:table-cell>
          <table:table-cell table:style-name="ce7" office:value-type="float" office:value="0.66">
            <text:p>0.66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string">
            <text:p>y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16">
            <text:p>0.16</text:p>
          </table:table-cell>
          <table:table-cell table:style-name="ce7" office:value-type="float" office:value="0.28">
            <text:p>0.28</text:p>
          </table:table-cell>
          <table:table-cell table:style-name="ce7" office:value-type="float" office:value="0.39">
            <text:p>0.39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59">
            <text:p>0.59</text:p>
          </table:table-cell>
          <table:table-cell table:style-name="ce7" office:value-type="float" office:value="0.65">
            <text:p>0.65</text:p>
          </table:table-cell>
          <table:table-cell table:style-name="ce7" office:value-type="float" office:value="0.76">
            <text:p>0.76</text:p>
          </table:table-cell>
          <table:table-cell table:style-name="ce7" office:value-type="float" office:value="0.83">
            <text:p>0.83</text:p>
          </table:table-cell>
          <table:table-cell table:style-name="ce6" office:value-type="float" office:value="0.99">
            <text:p>0.99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istillate data</text:p>
          </table:table-cell>
          <table:table-cell office:value-type="string">
            <text:p>Amount </text:p>
          </table:table-cell>
          <table:table-cell office:value-type="string">
            <text:p>D</text:p>
          </table:table-cell>
          <table:table-cell table:style-name="ce8" office:value-type="float" office:value="70">
            <text:p>70</text:p>
          </table:table-cell>
          <table:table-cell office:value-type="string">
            <text:p>mol</text:p>
          </table:table-cell>
          <table:table-cell table:number-columns-repeated="9"/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alculation1" table:style-name="ta1" table:print="false">
        <table:table-column table:style-name="co4" table:default-cell-style-name="Default"/>
        <table:table-column table:style-name="co2" table:number-columns-repeated="22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x</text:p>
          </table:table-cell>
          <table:table-cell table:style-name="ce10" table:formula="of:=[Input.C6]" office:value-type="float" office:value="0">
            <text:p>0</text:p>
          </table:table-cell>
          <table:table-cell table:style-name="ce10" table:formula="of:=[Input.D6]" office:value-type="float" office:value="0.01">
            <text:p>0.01</text:p>
          </table:table-cell>
          <table:table-cell table:style-name="ce10" table:formula="of:=[Input.E6]" office:value-type="float" office:value="0.08">
            <text:p>0.08</text:p>
          </table:table-cell>
          <table:table-cell table:style-name="ce10" table:formula="of:=[Input.F6]" office:value-type="float" office:value="0.14">
            <text:p>0.14</text:p>
          </table:table-cell>
          <table:table-cell table:style-name="ce10" table:formula="of:=[Input.G6]" office:value-type="float" office:value="0.21">
            <text:p>0.21</text:p>
          </table:table-cell>
          <table:table-cell table:style-name="ce10" table:formula="of:=[Input.H6]" office:value-type="float" office:value="0.29">
            <text:p>0.29</text:p>
          </table:table-cell>
          <table:table-cell table:style-name="ce10" table:formula="of:=[Input.I6]" office:value-type="float" office:value="0.37">
            <text:p>0.37</text:p>
          </table:table-cell>
          <table:table-cell table:style-name="ce10" table:formula="of:=[Input.J6]" office:value-type="float" office:value="0.46">
            <text:p>0.46</text:p>
          </table:table-cell>
          <table:table-cell table:style-name="ce10" table:formula="of:=[Input.K6]" office:value-type="float" office:value="0.56">
            <text:p>0.56</text:p>
          </table:table-cell>
          <table:table-cell table:style-name="ce10" table:formula="of:=[Input.L6]" office:value-type="float" office:value="0.66">
            <text:p>0.66</text:p>
          </table:table-cell>
          <table:table-cell table:style-name="ce10" table:formula="of:=[Input.M6]" office:value-type="float" office:value="0.97">
            <text:p>0.97</text:p>
          </table:table-cell>
          <table:table-cell table:style-name="ce10" table:formula="of:=[Input.N6]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y</text:p>
          </table:table-cell>
          <table:table-cell table:style-name="ce10" table:formula="of:=[Input.C7]" office:value-type="float" office:value="0">
            <text:p>0</text:p>
          </table:table-cell>
          <table:table-cell table:style-name="ce10" table:formula="of:=[Input.D7]" office:value-type="float" office:value="0.03">
            <text:p>0.03</text:p>
          </table:table-cell>
          <table:table-cell table:style-name="ce10" table:formula="of:=[Input.E7]" office:value-type="float" office:value="0.16">
            <text:p>0.16</text:p>
          </table:table-cell>
          <table:table-cell table:style-name="ce10" table:formula="of:=[Input.F7]" office:value-type="float" office:value="0.28">
            <text:p>0.28</text:p>
          </table:table-cell>
          <table:table-cell table:style-name="ce10" table:formula="of:=[Input.G7]" office:value-type="float" office:value="0.39">
            <text:p>0.39</text:p>
          </table:table-cell>
          <table:table-cell table:style-name="ce10" table:formula="of:=[Input.H7]" office:value-type="float" office:value="0.5">
            <text:p>0.5</text:p>
          </table:table-cell>
          <table:table-cell table:style-name="ce10" table:formula="of:=[Input.I7]" office:value-type="float" office:value="0.59">
            <text:p>0.59</text:p>
          </table:table-cell>
          <table:table-cell table:style-name="ce10" table:formula="of:=[Input.J7]" office:value-type="float" office:value="0.65">
            <text:p>0.65</text:p>
          </table:table-cell>
          <table:table-cell table:style-name="ce10" table:formula="of:=[Input.K7]" office:value-type="float" office:value="0.76">
            <text:p>0.76</text:p>
          </table:table-cell>
          <table:table-cell table:style-name="ce10" table:formula="of:=[Input.L7]" office:value-type="float" office:value="0.83">
            <text:p>0.83</text:p>
          </table:table-cell>
          <table:table-cell table:style-name="ce10" table:formula="of:=[Input.M7]" office:value-type="float" office:value="0.99">
            <text:p>0.99</text:p>
          </table:table-cell>
          <table:table-cell table:style-name="ce10" table:formula="of:=[Input.N7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x/(1-x)</text:p>
          </table:table-cell>
          <table:table-cell table:style-name="ce10" table:formula="of:=[.B3]/(1-[.B3])" office:value-type="float" office:value="0">
            <text:p>0</text:p>
          </table:table-cell>
          <table:table-cell table:style-name="ce10" table:formula="of:=[.C3]/(1-[.C3])" office:value-type="float" office:value="0.0101010101010101">
            <text:p>0.0101010101</text:p>
          </table:table-cell>
          <table:table-cell table:style-name="ce10" table:formula="of:=[.D3]/(1-[.D3])" office:value-type="float" office:value="0.0869565217391304">
            <text:p>0.0869565217</text:p>
          </table:table-cell>
          <table:table-cell table:style-name="ce10" table:formula="of:=[.E3]/(1-[.E3])" office:value-type="float" office:value="0.162790697674419">
            <text:p>0.1627906977</text:p>
          </table:table-cell>
          <table:table-cell table:style-name="ce10" table:formula="of:=[.F3]/(1-[.F3])" office:value-type="float" office:value="0.265822784810127">
            <text:p>0.2658227848</text:p>
          </table:table-cell>
          <table:table-cell table:style-name="ce10" table:formula="of:=[.G3]/(1-[.G3])" office:value-type="float" office:value="0.408450704225352">
            <text:p>0.4084507042</text:p>
          </table:table-cell>
          <table:table-cell table:style-name="ce10" table:formula="of:=[.H3]/(1-[.H3])" office:value-type="float" office:value="0.587301587301587">
            <text:p>0.5873015873</text:p>
          </table:table-cell>
          <table:table-cell table:style-name="ce10" table:formula="of:=[.I3]/(1-[.I3])" office:value-type="float" office:value="0.851851851851852">
            <text:p>0.8518518519</text:p>
          </table:table-cell>
          <table:table-cell table:style-name="ce10" table:formula="of:=[.J3]/(1-[.J3])" office:value-type="float" office:value="1.27272727272727">
            <text:p>1.2727272727</text:p>
          </table:table-cell>
          <table:table-cell table:style-name="ce10" table:formula="of:=[.K3]/(1-[.K3])" office:value-type="float" office:value="1.94117647058824">
            <text:p>1.9411764706</text:p>
          </table:table-cell>
          <table:table-cell table:style-name="ce10" table:formula="of:=[.L3]/(1-[.L3])" office:value-type="float" office:value="32.3333333333333">
            <text:p>32.3333333333</text:p>
          </table:table-cell>
          <table:table-cell table:style-name="ce10" office:value-type="string">
            <text:p>-</text:p>
          </table:table-cell>
          <table:table-cell table:number-columns-repeated="10"/>
        </table:table-row>
        <table:table-row table:style-name="ro1">
          <table:table-cell office:value-type="string">
            <text:p>y/(1-y)</text:p>
          </table:table-cell>
          <table:table-cell table:style-name="ce10" table:formula="of:=[.B4]/(1-[.B4])" office:value-type="float" office:value="0">
            <text:p>0</text:p>
          </table:table-cell>
          <table:table-cell table:style-name="ce10" table:formula="of:=[.C4]/(1-[.C4])" office:value-type="float" office:value="0.0309278350515464">
            <text:p>0.0309278351</text:p>
          </table:table-cell>
          <table:table-cell table:style-name="ce10" table:formula="of:=[.D4]/(1-[.D4])" office:value-type="float" office:value="0.190476190476191">
            <text:p>0.1904761905</text:p>
          </table:table-cell>
          <table:table-cell table:style-name="ce10" table:formula="of:=[.E4]/(1-[.E4])" office:value-type="float" office:value="0.388888888888889">
            <text:p>0.3888888889</text:p>
          </table:table-cell>
          <table:table-cell table:style-name="ce10" table:formula="of:=[.F4]/(1-[.F4])" office:value-type="float" office:value="0.639344262295082">
            <text:p>0.6393442623</text:p>
          </table:table-cell>
          <table:table-cell table:style-name="ce10" table:formula="of:=[.G4]/(1-[.G4])" office:value-type="float" office:value="1">
            <text:p>1</text:p>
          </table:table-cell>
          <table:table-cell table:style-name="ce10" table:formula="of:=[.H4]/(1-[.H4])" office:value-type="float" office:value="1.4390243902439">
            <text:p>1.4390243902</text:p>
          </table:table-cell>
          <table:table-cell table:style-name="ce10" table:formula="of:=[.I4]/(1-[.I4])" office:value-type="float" office:value="1.85714285714286">
            <text:p>1.8571428571</text:p>
          </table:table-cell>
          <table:table-cell table:style-name="ce10" table:formula="of:=[.J4]/(1-[.J4])" office:value-type="float" office:value="3.16666666666667">
            <text:p>3.1666666667</text:p>
          </table:table-cell>
          <table:table-cell table:style-name="ce10" table:formula="of:=[.K4]/(1-[.K4])" office:value-type="float" office:value="4.88235294117647">
            <text:p>4.8823529412</text:p>
          </table:table-cell>
          <table:table-cell table:style-name="ce10" table:formula="of:=[.L4]/(1-[.L4])" office:value-type="float" office:value="98.9999999999999">
            <text:p>99</text:p>
          </table:table-cell>
          <table:table-cell table:style-name="ce10" office:value-type="string">
            <text:p>-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α</text:p>
          </table:table-cell>
          <table:table-cell table:formula="of:=SLOPE([.B6:.L6];[.B5:.L5])" office:value-type="float" office:value="3.07064030262755">
            <text:p>3.0706403026</text:p>
          </table:table-cell>
          <table:table-cell table:number-columns-repeated="21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22"/>
          <table:table-cell table:formula="of:=SUM([Calculation2.L19:Calculation2.P19])" office:value-type="float" office:value="1.22762607581745">
            <text:p>1.227626075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([.W14]-[Calculation2.C24])/[.W14]" office:value-type="float" office:value="0.0192674886575392">
            <text:p>0.0192674887</text:p>
          </table:table-cell>
        </table:table-row>
      </table:table>
      <table:table table:name="Calculation2" table:style-name="ta1" table:print="false">
        <table:table-column table:style-name="co5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2" table:number-columns-repeated="7" table:default-cell-style-name="Default"/>
        <table:table-row table:style-name="ro1">
          <table:table-cell table:style-name="ce5" office:value-type="string">
            <text:p>Given data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formula="of:= [Input.A3]" office:value-type="string" office:string-value="Feed data">
            <text:p>Feed data</text:p>
          </table:table-cell>
          <table:table-cell table:formula="of:=[Input.B3]" office:value-type="string" office:string-value="Amount ">
            <text:p>Amount </text:p>
          </table:table-cell>
          <table:table-cell table:formula="of:=[Input.C3]" office:value-type="string" office:string-value="F">
            <text:p>F</text:p>
          </table:table-cell>
          <table:table-cell table:style-name="ce8" table:formula="of:=[Input.D3]" office:value-type="float" office:value="100">
            <text:p>100</text:p>
          </table:table-cell>
          <table:table-cell table:formula="of:=[Input.E3]" office:value-type="string" office:string-value="mol">
            <text:p>mol</text:p>
          </table:table-cell>
          <table:table-cell table:number-columns-repeated="17"/>
        </table:table-row>
        <table:table-row table:style-name="ro4">
          <table:table-cell/>
          <table:table-cell table:formula="of:=[Input.B4]" office:value-type="string" office:string-value="Composition">
            <text:p>Composition</text:p>
          </table:table-cell>
          <table:table-cell office:value-type="string">
            <text:p>x<text:span text:style-name="T1">F</text:span></text:p>
          </table:table-cell>
          <table:table-cell table:style-name="ce8" table:formula="of:=[Input.D4]" office:value-type="float" office:value="0.7">
            <text:p>0.7</text:p>
          </table:table-cell>
          <table:table-cell table:formula="of:=[Input.E4]" office:value-type="string" office:string-value="-">
            <text:p>-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formula="of:=[Input.A6]" office:value-type="string" office:string-value="Equilibrium data">
            <text:p>Equilibrium data</text:p>
          </table:table-cell>
          <table:table-cell table:style-name="ce6" table:formula="of:=[Input.B6]" office:value-type="string" office:string-value="x">
            <text:p>x</text:p>
          </table:table-cell>
          <table:table-cell table:style-name="ce7" table:formula="of:=[Input.C6]" office:value-type="float" office:value="0">
            <text:p>0</text:p>
          </table:table-cell>
          <table:table-cell table:style-name="ce7" table:formula="of:=[Input.D6]" office:value-type="float" office:value="0.01">
            <text:p>0.01</text:p>
          </table:table-cell>
          <table:table-cell table:style-name="ce7" table:formula="of:=[Input.E6]" office:value-type="float" office:value="0.08">
            <text:p>0.08</text:p>
          </table:table-cell>
          <table:table-cell table:style-name="ce7" table:formula="of:=[Input.F6]" office:value-type="float" office:value="0.14">
            <text:p>0.14</text:p>
          </table:table-cell>
          <table:table-cell table:style-name="ce7" table:formula="of:=[Input.G6]" office:value-type="float" office:value="0.21">
            <text:p>0.21</text:p>
          </table:table-cell>
          <table:table-cell table:style-name="ce7" table:formula="of:=[Input.H6]" office:value-type="float" office:value="0.29">
            <text:p>0.29</text:p>
          </table:table-cell>
          <table:table-cell table:style-name="ce7" table:formula="of:=[Input.I6]" office:value-type="float" office:value="0.37">
            <text:p>0.37</text:p>
          </table:table-cell>
          <table:table-cell table:style-name="ce7" table:formula="of:=[Input.J6]" office:value-type="float" office:value="0.46">
            <text:p>0.46</text:p>
          </table:table-cell>
          <table:table-cell table:style-name="ce7" table:formula="of:=[Input.K6]" office:value-type="float" office:value="0.56">
            <text:p>0.56</text:p>
          </table:table-cell>
          <table:table-cell table:style-name="ce7" table:formula="of:=[Input.L6]" office:value-type="float" office:value="0.66">
            <text:p>0.66</text:p>
          </table:table-cell>
          <table:table-cell table:style-name="ce7" table:formula="of:=[Input.M6]" office:value-type="float" office:value="0.97">
            <text:p>0.97</text:p>
          </table:table-cell>
          <table:table-cell table:style-name="ce7" table:formula="of:=[Input.N6]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6" table:formula="of:=[Input.B7]" office:value-type="string" office:string-value="y">
            <text:p>y</text:p>
          </table:table-cell>
          <table:table-cell table:style-name="ce7" table:formula="of:=[Input.C7]" office:value-type="float" office:value="0">
            <text:p>0</text:p>
          </table:table-cell>
          <table:table-cell table:style-name="ce7" table:formula="of:=[Input.D7]" office:value-type="float" office:value="0.03">
            <text:p>0.03</text:p>
          </table:table-cell>
          <table:table-cell table:style-name="ce7" table:formula="of:=[Input.E7]" office:value-type="float" office:value="0.16">
            <text:p>0.16</text:p>
          </table:table-cell>
          <table:table-cell table:style-name="ce7" table:formula="of:=[Input.F7]" office:value-type="float" office:value="0.28">
            <text:p>0.28</text:p>
          </table:table-cell>
          <table:table-cell table:style-name="ce7" table:formula="of:=[Input.G7]" office:value-type="float" office:value="0.39">
            <text:p>0.39</text:p>
          </table:table-cell>
          <table:table-cell table:style-name="ce7" table:formula="of:=[Input.H7]" office:value-type="float" office:value="0.5">
            <text:p>0.5</text:p>
          </table:table-cell>
          <table:table-cell table:style-name="ce7" table:formula="of:=[Input.I7]" office:value-type="float" office:value="0.59">
            <text:p>0.59</text:p>
          </table:table-cell>
          <table:table-cell table:style-name="ce7" table:formula="of:=[Input.J7]" office:value-type="float" office:value="0.65">
            <text:p>0.65</text:p>
          </table:table-cell>
          <table:table-cell table:style-name="ce7" table:formula="of:=[Input.K7]" office:value-type="float" office:value="0.76">
            <text:p>0.76</text:p>
          </table:table-cell>
          <table:table-cell table:style-name="ce7" table:formula="of:=[Input.L7]" office:value-type="float" office:value="0.83">
            <text:p>0.83</text:p>
          </table:table-cell>
          <table:table-cell table:style-name="ce7" table:formula="of:=[Input.M7]" office:value-type="float" office:value="0.99">
            <text:p>0.99</text:p>
          </table:table-cell>
          <table:table-cell table:style-name="ce7" table:formula="of:=[Input.N7]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formula="of:=[Input.A9]" office:value-type="string" office:string-value="Distillate data">
            <text:p>Distillate data</text:p>
          </table:table-cell>
          <table:table-cell table:formula="of:=[Input.B9]" office:value-type="string" office:string-value="Amount ">
            <text:p>Amount </text:p>
          </table:table-cell>
          <table:table-cell table:formula="of:=[Input.C9]" office:value-type="string" office:string-value="D">
            <text:p>D</text:p>
          </table:table-cell>
          <table:table-cell table:style-name="ce8" table:formula="of:=[Input.D9]" office:value-type="float" office:value="70">
            <text:p>70</text:p>
          </table:table-cell>
          <table:table-cell table:formula="of:=[Input.E9]" office:value-type="string" office:string-value="mol">
            <text:p>mol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5" office:value-type="string">
            <text:p>Calculation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1"/>
          <table:table-cell table:style-name="ce13" table:number-columns-repeated="12"/>
          <table:table-cell table:number-columns-repeated="9"/>
        </table:table-row>
        <table:table-row table:style-name="ro1">
          <table:table-cell table:style-name="ce12" office:value-type="string">
            <text:p>x</text:p>
          </table:table-cell>
          <table:table-cell table:style-name="ce12" office:value-type="float" office:value="0">
            <text:p>0</text:p>
          </table:table-cell>
          <table:table-cell table:style-name="ce12" table:formula="of:=[.B14]+0.05" office:value-type="float" office:value="0.05">
            <text:p>0.05</text:p>
          </table:table-cell>
          <table:table-cell table:style-name="ce12" table:formula="of:=[.C14]+0.05" office:value-type="float" office:value="0.1">
            <text:p>0.1</text:p>
          </table:table-cell>
          <table:table-cell table:style-name="ce12" table:formula="of:=[.D14]+0.05" office:value-type="float" office:value="0.15">
            <text:p>0.15</text:p>
          </table:table-cell>
          <table:table-cell table:style-name="ce12" table:formula="of:=[.E14]+0.05" office:value-type="float" office:value="0.2">
            <text:p>0.2</text:p>
          </table:table-cell>
          <table:table-cell table:style-name="ce12" table:formula="of:=[.F14]+0.05" office:value-type="float" office:value="0.25">
            <text:p>0.25</text:p>
          </table:table-cell>
          <table:table-cell table:style-name="ce12" table:formula="of:=[.G14]+0.05" office:value-type="float" office:value="0.3">
            <text:p>0.3</text:p>
          </table:table-cell>
          <table:table-cell table:style-name="ce12" table:formula="of:=[.H14]+0.05" office:value-type="float" office:value="0.35">
            <text:p>0.35</text:p>
          </table:table-cell>
          <table:table-cell table:style-name="ce12" table:formula="of:=[.I14]+0.05" office:value-type="float" office:value="0.4">
            <text:p>0.4</text:p>
          </table:table-cell>
          <table:table-cell table:style-name="ce12" table:formula="of:=[.J14]+0.05" office:value-type="float" office:value="0.45">
            <text:p>0.45</text:p>
          </table:table-cell>
          <table:table-cell table:style-name="ce12" table:formula="of:=[.K14]+0.05" office:value-type="float" office:value="0.5">
            <text:p>0.5</text:p>
          </table:table-cell>
          <table:table-cell table:style-name="ce12" table:formula="of:=[.L14]+0.05" office:value-type="float" office:value="0.55">
            <text:p>0.55</text:p>
          </table:table-cell>
          <table:table-cell table:style-name="ce12" table:formula="of:=[.M14]+0.05" office:value-type="float" office:value="0.6">
            <text:p>0.6</text:p>
          </table:table-cell>
          <table:table-cell table:style-name="ce12" table:formula="of:=[.N14]+0.05" office:value-type="float" office:value="0.65">
            <text:p>0.65</text:p>
          </table:table-cell>
          <table:table-cell table:style-name="ce12" table:formula="of:=[.O14]+0.05" office:value-type="float" office:value="0.7">
            <text:p>0.7</text:p>
          </table:table-cell>
          <table:table-cell table:style-name="ce12" table:formula="of:=[.P14]+0.05" office:value-type="float" office:value="0.75">
            <text:p>0.75</text:p>
          </table:table-cell>
          <table:table-cell table:style-name="ce12" table:formula="of:=[.Q14]+0.05" office:value-type="float" office:value="0.8">
            <text:p>0.8</text:p>
          </table:table-cell>
          <table:table-cell table:style-name="ce12" table:formula="of:=[.R14]+0.05" office:value-type="float" office:value="0.85">
            <text:p>0.85</text:p>
          </table:table-cell>
          <table:table-cell table:style-name="ce12" table:formula="of:=[.S14]+0.05" office:value-type="float" office:value="0.9">
            <text:p>0.9</text:p>
          </table:table-cell>
          <table:table-cell table:style-name="ce12" table:formula="of:=[.T14]+0.05" office:value-type="float" office:value="0.95">
            <text:p>0.95</text:p>
          </table:table-cell>
          <table:table-cell table:style-name="ce12" table:formula="of:=[.U14]+0.05" office:value-type="float" office:value="1">
            <text:p>1</text:p>
          </table:table-cell>
        </table:table-row>
        <table:table-row table:style-name="ro5">
          <table:table-cell table:style-name="ce12" office:value-type="string">
            <text:p>y</text:p>
          </table:table-cell>
          <table:table-cell table:style-name="ce12" table:formula="of:=[Calculation1.$B$7]*[.B14]/(1+(([Calculation1.$B$7]-1)*[.B14]))" office:value-type="float" office:value="0">
            <text:p>0</text:p>
          </table:table-cell>
          <table:table-cell table:style-name="ce12" table:formula="of:=[Calculation1.$B$7]*[.C14]/(1+(([Calculation1.$B$7]-1)*[.C14]))" office:value-type="float" office:value="0.13912783048084">
            <text:p>0.1391278305</text:p>
          </table:table-cell>
          <table:table-cell table:style-name="ce12" table:formula="of:=[Calculation1.$B$7]*[.D14]/(1+(([Calculation1.$B$7]-1)*[.D14]))" office:value-type="float" office:value="0.25438918115712">
            <text:p>0.2543891812</text:p>
          </table:table-cell>
          <table:table-cell table:style-name="ce12" table:formula="of:=[Calculation1.$B$7]*[.E14]/(1+(([Calculation1.$B$7]-1)*[.E14]))" office:value-type="float" office:value="0.351440130628212">
            <text:p>0.3514401306</text:p>
          </table:table-cell>
          <table:table-cell table:style-name="ce12" table:formula="of:=[Calculation1.$B$7]*[.F14]/(1+(([Calculation1.$B$7]-1)*[.F14]))" office:value-type="float" office:value="0.434280372243863">
            <text:p>0.4342803722</text:p>
          </table:table-cell>
          <table:table-cell table:style-name="ce12" table:formula="of:=[Calculation1.$B$7]*[.G14]/(1+(([Calculation1.$B$7]-1)*[.G14]))" office:value-type="float" office:value="0.505818192077447">
            <text:p>0.5058181921</text:p>
          </table:table-cell>
          <table:table-cell table:style-name="ce12" table:formula="of:=[Calculation1.$B$7]*[.H14]/(1+(([Calculation1.$B$7]-1)*[.H14]))" office:value-type="float" office:value="0.568218964318015">
            <text:p>0.5682189643</text:p>
          </table:table-cell>
          <table:table-cell table:style-name="ce12" table:formula="of:=[Calculation1.$B$7]*[.I14]/(1+(([Calculation1.$B$7]-1)*[.I14]))" office:value-type="float" office:value="0.623128129438759">
            <text:p>0.6231281294</text:p>
          </table:table-cell>
          <table:table-cell table:style-name="ce12" table:formula="of:=[Calculation1.$B$7]*[.J14]/(1+(([Calculation1.$B$7]-1)*[.J14]))" office:value-type="float" office:value="0.671818410401342">
            <text:p>0.6718184104</text:p>
          </table:table-cell>
          <table:table-cell table:style-name="ce12" table:formula="of:=[Calculation1.$B$7]*[.K14]/(1+(([Calculation1.$B$7]-1)*[.K14]))" office:value-type="float" office:value="0.715289689537637">
            <text:p>0.7152896895</text:p>
          </table:table-cell>
          <table:table-cell table:style-name="ce12" table:formula="of:=[Calculation1.$B$7]*[.L14]/(1+(([Calculation1.$B$7]-1)*[.L14]))" office:value-type="float" office:value="0.754338402399615">
            <text:p>0.7543384024</text:p>
          </table:table-cell>
          <table:table-cell table:style-name="ce12" table:formula="of:=[Calculation1.$B$7]*[.M14]/(1+(([Calculation1.$B$7]-1)*[.M14]))" office:value-type="float" office:value="0.789606777382882">
            <text:p>0.7896067774</text:p>
          </table:table-cell>
          <table:table-cell table:style-name="ce12" table:formula="of:=[Calculation1.$B$7]*[.N14]/(1+(([Calculation1.$B$7]-1)*[.N14]))" office:value-type="float" office:value="0.821618434839843">
            <text:p>0.8216184348</text:p>
          </table:table-cell>
          <table:table-cell table:style-name="ce12" table:formula="of:=[Calculation1.$B$7]*[.O14]/(1+(([Calculation1.$B$7]-1)*[.O14]))" office:value-type="float" office:value="0.850804559646604">
            <text:p>0.8508045596</text:p>
          </table:table-cell>
          <table:table-cell table:style-name="ce12" table:formula="of:=[Calculation1.$B$7]*[.P14]/(1+(([Calculation1.$B$7]-1)*[.P14]))" office:value-type="float" office:value="0.877523436278438">
            <text:p>0.8775234363</text:p>
          </table:table-cell>
          <table:table-cell table:style-name="ce12" table:formula="of:=[Calculation1.$B$7]*[.Q14]/(1+(([Calculation1.$B$7]-1)*[.Q14]))" office:value-type="float" office:value="0.902075230603471">
            <text:p>0.9020752306</text:p>
          </table:table-cell>
          <table:table-cell table:style-name="ce12" table:formula="of:=[Calculation1.$B$7]*[.R14]/(1+(([Calculation1.$B$7]-1)*[.R14]))" office:value-type="float" office:value="0.924713315139198">
            <text:p>0.9247133151</text:p>
          </table:table-cell>
          <table:table-cell table:style-name="ce12" table:formula="of:=[Calculation1.$B$7]*[.S14]/(1+(([Calculation1.$B$7]-1)*[.S14]))" office:value-type="float" office:value="0.945653045378933">
            <text:p>0.9456530454</text:p>
          </table:table-cell>
          <table:table-cell table:style-name="ce12" table:formula="of:=[Calculation1.$B$7]*[.T14]/(1+(([Calculation1.$B$7]-1)*[.T14]))" office:value-type="float" office:value="0.96507863228053">
            <text:p>0.9650786323</text:p>
          </table:table-cell>
          <table:table-cell table:style-name="ce12" table:formula="of:=[Calculation1.$B$7]*[.U14]/(1+(([Calculation1.$B$7]-1)*[.U14]))" office:value-type="float" office:value="0.983148575934789">
            <text:p>0.9831485759</text:p>
          </table:table-cell>
          <table:table-cell table:style-name="ce12" table:formula="of:=[Calculation1.$B$7]*[.V14]/(1+(([Calculation1.$B$7]-1)*[.V14]))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1/(y-x)</text:p>
          </table:table-cell>
          <table:table-cell table:style-name="ce12" office:value-type="string">
            <text:p>-</text:p>
          </table:table-cell>
          <table:table-cell table:style-name="ce12" table:formula="of:=1/([.C15]-[.C14])" office:value-type="float" office:value="11.2198400275768">
            <text:p>11.2198400276</text:p>
          </table:table-cell>
          <table:table-cell table:style-name="ce12" table:formula="of:=1/([.D15]-[.D14])" office:value-type="float" office:value="6.47713779233218">
            <text:p>6.4771377923</text:p>
          </table:table-cell>
          <table:table-cell table:style-name="ce12" table:formula="of:=1/([.E15]-[.E14])" office:value-type="float" office:value="4.96425412792076">
            <text:p>4.9642541279</text:p>
          </table:table-cell>
          <table:table-cell table:style-name="ce12" table:formula="of:=1/([.F15]-[.F14])" office:value-type="float" office:value="4.26839000818685">
            <text:p>4.2683900082</text:p>
          </table:table-cell>
          <table:table-cell table:style-name="ce12" table:formula="of:=1/([.G15]-[.G14])" office:value-type="float" office:value="3.90902614031945">
            <text:p>3.9090261403</text:p>
          </table:table-cell>
          <table:table-cell table:style-name="ce12" table:formula="of:=1/([.H15]-[.H14])" office:value-type="float" office:value="3.72829714909475">
            <text:p>3.7282971491</text:p>
          </table:table-cell>
          <table:table-cell table:style-name="ce12" table:formula="of:=1/([.I15]-[.I14])" office:value-type="float" office:value="3.66128528048306">
            <text:p>3.6612852805</text:p>
          </table:table-cell>
          <table:table-cell table:style-name="ce12" table:formula="of:=1/([.J15]-[.J14])" office:value-type="float" office:value="3.67892667212457">
            <text:p>3.6789266721</text:p>
          </table:table-cell>
          <table:table-cell table:style-name="ce12" table:formula="of:=1/([.K15]-[.K14])" office:value-type="float" office:value="3.76946424771675">
            <text:p>3.7694642477</text:p>
          </table:table-cell>
          <table:table-cell table:style-name="ce12" table:formula="of:=1/([.L15]-[.L14])" office:value-type="float" office:value="3.93176960523959">
            <text:p>3.9317696052</text:p>
          </table:table-cell>
          <table:table-cell table:style-name="ce12" table:formula="of:=1/([.M15]-[.M14])" office:value-type="float" office:value="4.17350465175716">
            <text:p>4.1735046518</text:p>
          </table:table-cell>
          <table:table-cell table:style-name="ce12" table:formula="of:=1/([.N15]-[.N14])" office:value-type="float" office:value="4.5122600054579">
            <text:p>4.5122600055</text:p>
          </table:table-cell>
          <table:table-cell table:style-name="ce12" table:formula="of:=1/([.O15]-[.O14])" office:value-type="float" office:value="4.97996659916438">
            <text:p>4.9799665992</text:p>
          </table:table-cell>
          <table:table-cell table:style-name="ce12" table:formula="of:=1/([.P15]-[.P14])" office:value-type="float" office:value="5.63305905385665">
            <text:p>5.6330590539</text:p>
          </table:table-cell>
          <table:table-cell table:style-name="ce12" table:formula="of:=1/([.Q15]-[.Q14])" office:value-type="float" office:value="6.57569280698612">
            <text:p>6.575692807</text:p>
          </table:table-cell>
          <table:table-cell table:style-name="ce12" table:formula="of:=1/([.R15]-[.R14])" office:value-type="float" office:value="8.01839000818686">
            <text:p>8.0183900082</text:p>
          </table:table-cell>
          <table:table-cell table:style-name="ce12" table:formula="of:=1/([.S15]-[.S14])" office:value-type="float" office:value="10.4544502063521">
            <text:p>10.4544502064</text:p>
          </table:table-cell>
          <table:table-cell table:style-name="ce12" table:formula="of:=1/([.T15]-[.T14])" office:value-type="float" office:value="15.3660266812211">
            <text:p>15.3660266812</text:p>
          </table:table-cell>
          <table:table-cell table:style-name="ce12" table:formula="of:=1/([.U15]-[.U14])" office:value-type="float" office:value="30.1672084486296">
            <text:p>30.1672084486</text:p>
          </table:table-cell>
          <table:table-cell table:style-name="ce12" office:value-type="string">
            <text:p>-</text:p>
          </table:table-cell>
        </table:table-row>
        <table:table-row table:style-name="ro1">
          <table:table-cell table:style-name="ce12" office:value-type="string">
            <text:p>dx</text:p>
          </table:table-cell>
          <table:table-cell table:style-name="ce12" table:formula="of:=[.C14]-[.B14]" office:value-type="float" office:value="0.05">
            <text:p>0.05</text:p>
          </table:table-cell>
          <table:table-cell table:style-name="ce12" table:formula="of:=[.D14]-[.C14]" office:value-type="float" office:value="0.05">
            <text:p>0.05</text:p>
          </table:table-cell>
          <table:table-cell table:style-name="ce12" table:formula="of:=[.E14]-[.D14]" office:value-type="float" office:value="0.05">
            <text:p>0.05</text:p>
          </table:table-cell>
          <table:table-cell table:style-name="ce12" table:formula="of:=[.F14]-[.E14]" office:value-type="float" office:value="0.05">
            <text:p>0.05</text:p>
          </table:table-cell>
          <table:table-cell table:style-name="ce12" table:formula="of:=[.G14]-[.F14]" office:value-type="float" office:value="0.05">
            <text:p>0.05</text:p>
          </table:table-cell>
          <table:table-cell table:style-name="ce12" table:formula="of:=[.H14]-[.G14]" office:value-type="float" office:value="0.05">
            <text:p>0.05</text:p>
          </table:table-cell>
          <table:table-cell table:style-name="ce12" table:formula="of:=[.I14]-[.H14]" office:value-type="float" office:value="0.05">
            <text:p>0.05</text:p>
          </table:table-cell>
          <table:table-cell table:style-name="ce12" table:formula="of:=[.J14]-[.I14]" office:value-type="float" office:value="0.05">
            <text:p>0.05</text:p>
          </table:table-cell>
          <table:table-cell table:style-name="ce12" table:formula="of:=[.K14]-[.J14]" office:value-type="float" office:value="0.05">
            <text:p>0.05</text:p>
          </table:table-cell>
          <table:table-cell table:style-name="ce12" table:formula="of:=[.L14]-[.K14]" office:value-type="float" office:value="0.05">
            <text:p>0.05</text:p>
          </table:table-cell>
          <table:table-cell table:style-name="ce12" table:formula="of:=[.M14]-[.L14]" office:value-type="float" office:value="0.05">
            <text:p>0.05</text:p>
          </table:table-cell>
          <table:table-cell table:style-name="ce12" table:formula="of:=[.N14]-[.M14]" office:value-type="float" office:value="0.05">
            <text:p>0.05</text:p>
          </table:table-cell>
          <table:table-cell table:style-name="ce12" table:formula="of:=[.O14]-[.N14]" office:value-type="float" office:value="0.05">
            <text:p>0.05</text:p>
          </table:table-cell>
          <table:table-cell table:style-name="ce12" table:formula="of:=[.P14]-[.O14]" office:value-type="float" office:value="0.05">
            <text:p>0.05</text:p>
          </table:table-cell>
          <table:table-cell table:style-name="ce12" table:formula="of:=[.Q14]-[.P14]" office:value-type="float" office:value="0.05">
            <text:p>0.05</text:p>
          </table:table-cell>
          <table:table-cell table:style-name="ce12" table:formula="of:=[.R14]-[.Q14]" office:value-type="float" office:value="0.05">
            <text:p>0.05</text:p>
          </table:table-cell>
          <table:table-cell table:style-name="ce12" table:formula="of:=[.S14]-[.R14]" office:value-type="float" office:value="0.05">
            <text:p>0.05</text:p>
          </table:table-cell>
          <table:table-cell table:style-name="ce12" table:formula="of:=[.T14]-[.S14]" office:value-type="float" office:value="0.05">
            <text:p>0.05</text:p>
          </table:table-cell>
          <table:table-cell table:style-name="ce12" table:formula="of:=[.U14]-[.T14]" office:value-type="float" office:value="0.05">
            <text:p>0.05</text:p>
          </table:table-cell>
          <table:table-cell table:style-name="ce12" table:formula="of:=[.V14]-[.U14]" office:value-type="float" office:value="0.0499999999999999">
            <text:p>0.05</text:p>
          </table:table-cell>
          <table:table-cell table:style-name="ce12" office:value-type="string">
            <text:p>-</text:p>
          </table:table-cell>
        </table:table-row>
        <table:table-row table:style-name="ro6">
          <table:table-cell table:style-name="ce12" office:value-type="string">
            <text:p>(1/(y-x)))<text:span text:style-name="T1">avg</text:span></text:p>
          </table:table-cell>
          <table:table-cell table:style-name="ce12" office:value-type="string">
            <text:p>-</text:p>
          </table:table-cell>
          <table:table-cell table:style-name="ce12" table:formula="of:=([.C16]+[.D16])/2" office:value-type="float" office:value="8.84848890995448">
            <text:p>8.84848891</text:p>
          </table:table-cell>
          <table:table-cell table:style-name="ce12" table:formula="of:=([.D16]+[.E16])/2" office:value-type="float" office:value="5.72069596012647">
            <text:p>5.7206959601</text:p>
          </table:table-cell>
          <table:table-cell table:style-name="ce12" table:formula="of:=([.E16]+[.F16])/2" office:value-type="float" office:value="4.6163220680538">
            <text:p>4.6163220681</text:p>
          </table:table-cell>
          <table:table-cell table:style-name="ce12" table:formula="of:=([.F16]+[.G16])/2" office:value-type="float" office:value="4.08870807425315">
            <text:p>4.0887080743</text:p>
          </table:table-cell>
          <table:table-cell table:style-name="ce12" table:formula="of:=([.G16]+[.H16])/2" office:value-type="float" office:value="3.8186616447071">
            <text:p>3.8186616447</text:p>
          </table:table-cell>
          <table:table-cell table:style-name="ce12" table:formula="of:=([.H16]+[.I16])/2" office:value-type="float" office:value="3.6947912147889">
            <text:p>3.6947912148</text:p>
          </table:table-cell>
          <table:table-cell table:style-name="ce12" table:formula="of:=([.I16]+[.J16])/2" office:value-type="float" office:value="3.67010597630382">
            <text:p>3.6701059763</text:p>
          </table:table-cell>
          <table:table-cell table:style-name="ce12" table:formula="of:=([.J16]+[.K16])/2" office:value-type="float" office:value="3.72419545992066">
            <text:p>3.7241954599</text:p>
          </table:table-cell>
          <table:table-cell table:style-name="ce12" table:formula="of:=([.K16]+[.L16])/2" office:value-type="float" office:value="3.85061692647817">
            <text:p>3.8506169265</text:p>
          </table:table-cell>
          <table:table-cell table:style-name="ce12" table:formula="of:=([.L16]+[.M16])/2" office:value-type="float" office:value="4.05263712849837">
            <text:p>4.0526371285</text:p>
          </table:table-cell>
          <table:table-cell table:style-name="ce12" table:formula="of:=([.M16]+[.N16])/2" office:value-type="float" office:value="4.34288232860753">
            <text:p>4.3428823286</text:p>
          </table:table-cell>
          <table:table-cell table:style-name="ce12" table:formula="of:=([.N16]+[.O16])/2" office:value-type="float" office:value="4.74611330231114">
            <text:p>4.7461133023</text:p>
          </table:table-cell>
          <table:table-cell table:style-name="ce12" table:formula="of:=([.O16]+[.P16])/2" office:value-type="float" office:value="5.30651282651052">
            <text:p>5.3065128265</text:p>
          </table:table-cell>
          <table:table-cell table:style-name="ce12" table:formula="of:=([.P16]+[.Q16])/2" office:value-type="float" office:value="6.10437593042139">
            <text:p>6.1043759304</text:p>
          </table:table-cell>
          <table:table-cell table:style-name="ce12" table:formula="of:=([.Q16]+[.R16])/2" office:value-type="float" office:value="7.29704140758649">
            <text:p>7.2970414076</text:p>
          </table:table-cell>
          <table:table-cell table:style-name="ce12" table:formula="of:=([.R16]+[.S16])/2" office:value-type="float" office:value="9.2364201072695">
            <text:p>9.2364201073</text:p>
          </table:table-cell>
          <table:table-cell table:style-name="ce12" table:formula="of:=([.S16]+[.T16])/2" office:value-type="float" office:value="12.9102384437866">
            <text:p>12.9102384438</text:p>
          </table:table-cell>
          <table:table-cell table:style-name="ce12" table:formula="of:=([.T16]+[.U16])/2" office:value-type="float" office:value="22.7666175649253">
            <text:p>22.7666175649</text:p>
          </table:table-cell>
          <table:table-cell table:style-name="ce12" office:value-type="string">
            <text:p>-</text:p>
          </table:table-cell>
          <table:table-cell table:style-name="ce12"/>
        </table:table-row>
        <table:table-row table:style-name="ro6">
          <table:table-cell table:style-name="ce12" office:value-type="string">
            <text:p>y<text:span text:style-name="T1">avg</text:span>*dx</text:p>
          </table:table-cell>
          <table:table-cell table:style-name="ce12" office:value-type="string">
            <text:p>-</text:p>
          </table:table-cell>
          <table:table-cell table:style-name="ce12" table:formula="of:=[.C17]*[.C18]" office:value-type="float" office:value="0.442424445497724">
            <text:p>0.4424244455</text:p>
          </table:table-cell>
          <table:table-cell table:style-name="ce12" table:formula="of:=[.D17]*[.D18]" office:value-type="float" office:value="0.286034798006324">
            <text:p>0.286034798</text:p>
          </table:table-cell>
          <table:table-cell table:style-name="ce12" table:formula="of:=[.E17]*[.E18]" office:value-type="float" office:value="0.23081610340269">
            <text:p>0.2308161034</text:p>
          </table:table-cell>
          <table:table-cell table:style-name="ce12" table:formula="of:=[.F17]*[.F18]" office:value-type="float" office:value="0.204435403712657">
            <text:p>0.2044354037</text:p>
          </table:table-cell>
          <table:table-cell table:style-name="ce12" table:formula="of:=[.G17]*[.G18]" office:value-type="float" office:value="0.190933082235355">
            <text:p>0.1909330822</text:p>
          </table:table-cell>
          <table:table-cell table:style-name="ce12" table:formula="of:=[.H17]*[.H18]" office:value-type="float" office:value="0.184739560739445">
            <text:p>0.1847395607</text:p>
          </table:table-cell>
          <table:table-cell table:style-name="ce12" table:formula="of:=[.I17]*[.I18]" office:value-type="float" office:value="0.183505298815191">
            <text:p>0.1835052988</text:p>
          </table:table-cell>
          <table:table-cell table:style-name="ce12" table:formula="of:=[.J17]*[.J18]" office:value-type="float" office:value="0.186209772996033">
            <text:p>0.186209773</text:p>
          </table:table-cell>
          <table:table-cell table:style-name="ce12" table:formula="of:=[.K17]*[.K18]" office:value-type="float" office:value="0.192530846323908">
            <text:p>0.1925308463</text:p>
          </table:table-cell>
          <table:table-cell table:style-name="ce12" table:formula="of:=[.L17]*[.L18]" office:value-type="float" office:value="0.202631856424919">
            <text:p>0.2026318564</text:p>
          </table:table-cell>
          <table:table-cell table:style-name="ce12" table:formula="of:=[.M17]*[.M18]" office:value-type="float" office:value="0.217144116430377">
            <text:p>0.2171441164</text:p>
          </table:table-cell>
          <table:table-cell table:style-name="ce12" table:formula="of:=[.N17]*[.N18]" office:value-type="float" office:value="0.237305665115557">
            <text:p>0.2373056651</text:p>
          </table:table-cell>
          <table:table-cell table:style-name="ce12" table:formula="of:=[.O17]*[.O18]" office:value-type="float" office:value="0.265325641325526">
            <text:p>0.2653256413</text:p>
          </table:table-cell>
          <table:table-cell table:style-name="ce12" table:formula="of:=[.P17]*[.P18]" office:value-type="float" office:value="0.30521879652107">
            <text:p>0.3052187965</text:p>
          </table:table-cell>
          <table:table-cell table:style-name="ce12" table:formula="of:=[.Q17]*[.Q18]" office:value-type="float" office:value="0.364852070379325">
            <text:p>0.3648520704</text:p>
          </table:table-cell>
          <table:table-cell table:style-name="ce12" table:formula="of:=[.R17]*[.R18]" office:value-type="float" office:value="0.461821005363476">
            <text:p>0.4618210054</text:p>
          </table:table-cell>
          <table:table-cell table:style-name="ce12" table:formula="of:=[.S17]*[.S18]" office:value-type="float" office:value="0.645511922189332">
            <text:p>0.6455119222</text:p>
          </table:table-cell>
          <table:table-cell table:style-name="ce12" table:formula="of:=[.T17]*[.T18]" office:value-type="float" office:value="1.13833087824627">
            <text:p>1.1383308782</text:p>
          </table:table-cell>
          <table:table-cell table:style-name="ce12" office:value-type="string">
            <text:p>-</text:p>
          </table:table-cell>
          <table:table-cell table:style-name="ce12"/>
        </table:table-row>
        <table:table-row table:style-name="ro1">
          <table:table-cell table:number-columns-repeated="22"/>
        </table:table-row>
        <table:table-row table:style-name="ro7">
          <table:table-cell office:value-type="string">
            <text:p>Bottom product amount</text:p>
          </table:table-cell>
          <table:table-cell/>
          <table:table-cell office:value-type="string">
            <text:p>B</text:p>
          </table:table-cell>
          <table:table-cell table:style-name="ce8" table:formula="of:=[.D3]-[.D9]" office:value-type="float" office:value="30">
            <text:p>30</text:p>
          </table:table-cell>
          <table:table-cell table:formula="of:=[.E3]" office:value-type="string" office:string-value="mol">
            <text:p>mol</text:p>
          </table:table-cell>
          <table:table-cell table:number-columns-repeated="10"/>
          <table:table-cell>
            <draw:frame table:end-cell-address="Calculation2.R23" table:end-x="0.2059in" table:end-y="0.0386in" draw:z-index="1" draw:style-name="gr1" draw:text-style-name="P1" svg:width="1.2811in" svg:height="0.5118in" svg:x="0.7028in" svg:y="0.098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7">
          <table:table-cell table:style-name="ce4"/>
          <table:table-cell>
            <draw:frame table:end-cell-address="Calculation2.B23" table:end-x="0.7622in" table:end-y="0.4886in" draw:z-index="2" draw:style-name="gr1" draw:text-style-name="P1" svg:width="0.7189in" svg:height="0.5118in" svg:x="0.0433in" svg:y="0.2626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 table:style-name="ce14"/>
          <table:table-cell table:number-columns-repeated="11"/>
        </table:table-row>
        <table:table-row table:style-name="ro8">
          <table:table-cell table:style-name="ce4" office:value-type="string">
            <text:p>Area under the curve between x<text:span text:style-name="T1">B</text:span> and x<text:span text:style-name="T1">F </text:span><text:span text:style-name="T2">(R.H.S)</text:span></text:p>
          </table:table-cell>
          <table:table-cell/>
          <table:table-cell table:formula="of:=SUM([.L19:.P19])" office:value-type="float" office:value="1.22762607581745">
            <text:p>1.2276260758</text:p>
          </table:table-cell>
          <table:table-cell table:number-columns-repeated="9"/>
          <table:table-cell>
            <draw:frame table:end-cell-address="Calculation2.S41" table:end-x="0.7697in" table:end-y="0.0146in" draw:z-index="0" draw:style-name="gr2" draw:text-style-name="P1" svg:width="5.9902in" svg:height="3.7386in" svg:x="0.1138in" svg:y="0.6264in">
              <draw:object draw:notify-on-update-of-ranges="Calculation2.C13:Calculation2.L13 Calculation2.C15:Calculation2.L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9">
          <table:table-cell/>
          <table:table-cell>
            <draw:frame table:end-cell-address="Calculation2.B24" table:end-x="0.602in" table:end-y="0.4126in" draw:z-index="3" draw:style-name="gr1" draw:text-style-name="P1" svg:width="0.5209in" svg:height="0.4051in" svg:x="0.0811in" svg:y="0.0075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formula="of:=LN([.D3]/[.D21])" office:value-type="float" office:value="1.20397280432594">
            <text:p>1.2039728043</text:p>
          </table:table-cell>
          <table:table-cell table:number-columns-repeated="19"/>
        </table:table-row>
        <table:table-row table:style-name="ro1" table:number-rows-repeated="13">
          <table:table-cell table:number-columns-repeated="22"/>
        </table:table-row>
        <table:table-row table:style-name="ro1">
          <table:table-cell table:style-name="Default"/>
          <table:table-cell table:number-columns-repeated="2"/>
          <table:table-cell table:style-name="ce8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0">
          <table:table-cell table:style-name="Default"/>
          <table:table-cell table:number-columns-repeated="2"/>
          <table:table-cell office:value-type="string">
            <text:p>-</text:p>
          </table:table-cell>
          <table:table-cell table:number-columns-repeated="18"/>
        </table:table-row>
        <table:table-row table:style-name="ro11">
          <table:table-cell table:number-columns-repeated="2"/>
          <table:table-cell table:style-name="Default"/>
          <table:table-cell table:number-columns-repeated="19"/>
        </table:table-row>
        <table:table-row table:style-name="ro11" table:number-rows-repeated="1048534">
          <table:table-cell table:number-columns-repeated="22"/>
        </table:table-row>
        <table:table-row table:style-name="ro1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2/14/2019</text:date>, <text:time>04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3:36:34.03</meta:creation-date>
    <meta:generator>OpenOffice/4.1.2$Win32 OpenOffice.org_project/412m3$Build-9782</meta:generator>
    <dc:date>2019-02-14T04:55:00.56</dc:date>
    <meta:editing-duration>PT3H1M48S</meta:editing-duration>
    <meta:editing-cycles>11</meta:editing-cycles>
    <meta:document-statistic meta:table-count="4" meta:cell-count="294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16cm" svg:height="9.497cm" xlink:href=".." xlink:type="simple" chart:class="chart:scatter" chart:style-name="ch1">
        <chart:title svg:x="5.726cm" svg:y="0.325cm" chart:style-name="ch2">
          <text:p>Plot of x  vs 1/(y-x)</text:p>
        </chart:title>
        <chart:plot-area chart:style-name="ch3" table:cell-range-address="Calculation2.C13:Calculation2.L13 Calculation2.C15:Calculation2.L15" svg:x="0.131cm" svg:y="1.41cm" svg:width="15.043cm" svg:height="7.305cm">
          <chartooo:coordinate-region svg:x="0.752cm" svg:y="1.623cm" svg:width="14.235cm" svg:height="6.419cm"/>
          <chart:axis chart:dimension="x" chart:name="primary-x" chart:style-name="ch4">
            <chart:title svg:x="7.529cm" svg:y="8.905cm" chart:style-name="ch5">
              <text:p>x</text:p>
            </chart:title>
            <chart:grid chart:style-name="ch6" chart:class="major"/>
          </chart:axis>
          <chart:axis chart:dimension="y" chart:name="primary-y" chart:style-name="ch4">
            <chart:title svg:x="0.001cm" svg:y="5.543cm" chart:style-name="ch7">
              <text:p>1/(y-x)</text:p>
            </chart:title>
            <chart:grid chart:style-name="ch6" chart:class="major"/>
          </chart:axis>
          <chart:series chart:style-name="ch8" chart:values-cell-range-address="Calculation2.C15:Calculation2.L15" chart:class="chart:scatter">
            <chart:domain table:cell-range-address="Calculation2.C13:Calculation2.L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Calculation2.C13:Calculation2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13912783048084">
                <text:p>0.13912783048084</text:p>
                <draw:g>
                  <svg:desc>Calculation2.C15:Calculation2.L15</svg:desc>
                </draw:g>
              </table:table-cell>
              <table:table-cell office:value-type="float" office:value="0.25438918115712">
                <text:p>0.25438918115712</text:p>
              </table:table-cell>
              <table:table-cell office:value-type="float" office:value="0.351440130628212">
                <text:p>0.351440130628212</text:p>
              </table:table-cell>
              <table:table-cell office:value-type="float" office:value="0.434280372243863">
                <text:p>0.434280372243863</text:p>
              </table:table-cell>
              <table:table-cell office:value-type="float" office:value="0.505818192077447">
                <text:p>0.505818192077447</text:p>
              </table:table-cell>
              <table:table-cell office:value-type="float" office:value="0.568218964318015">
                <text:p>0.568218964318015</text:p>
              </table:table-cell>
              <table:table-cell office:value-type="float" office:value="0.623128129438759">
                <text:p>0.623128129438759</text:p>
              </table:table-cell>
              <table:table-cell office:value-type="float" office:value="0.671818410401342">
                <text:p>0.671818410401342</text:p>
              </table:table-cell>
              <table:table-cell office:value-type="float" office:value="0.715289689537637">
                <text:p>0.715289689537637</text:p>
              </table:table-cell>
              <table:table-cell office:value-type="float" office:value="0.754338402399615">
                <text:p>0.754338402399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i>ln</mi>
      <mrow>
        <mrow>
          <mo stretchy="false">(</mo>
          <mrow>
            <mfrac>
              <mrow>
                <mi>F</mi>
              </mrow>
              <mrow>
                <mi>B</mi>
              </mrow>
            </mfrac>
          </mrow>
          <mo stretchy="false">)</mo>
        </mrow>
        <mo stretchy="false">=</mo>
        <mrow>
          <munderover>
            <mo stretchy="false">∫</mo>
            <mrow>
              <msub>
                <mi>x</mi>
                <mrow>
                  <mi>B</mi>
                </mrow>
              </msub>
            </mrow>
            <mrow>
              <msub>
                <mi>x</mi>
                <mrow>
                  <mi>F</mi>
                </mrow>
              </msub>
            </mrow>
          </munderover>
          <mrow>
            <mo stretchy="false">(</mo>
            <mrow>
              <mfrac>
                <mrow>
                  <mi mathvariant="italic">dx</mi>
                </mrow>
                <mrow>
                  <mrow>
                    <mi>y</mi>
                    <mo stretchy="false">−</mo>
                    <mi>x</mi>
                  </mrow>
                </mrow>
              </mfrac>
            </mrow>
            <mo stretchy="false">)</mo>
          </mrow>
        </mrow>
      </mrow>
    </mrow>
    <annotation encoding="StarMath 5.0">ln( {F} over {B}  ) =int from{x_{B}} to{x_{F}} ({dx} over {y-x} )  </annotation>
  </semantics>
</math>
</file>

<file path=Object 4/content.xml><?xml version="1.0" encoding="utf-8"?>
<math xmlns="http://www.w3.org/1998/Math/MathML">
  <semantics>
    <mrow>
      <mrow>
        <munderover>
          <mo stretchy="false">∫</mo>
          <mrow>
            <msub>
              <mi>x</mi>
              <mrow>
                <mi>B</mi>
              </mrow>
            </msub>
          </mrow>
          <mrow>
            <msub>
              <mi>x</mi>
              <mrow>
                <mi>F</mi>
              </mrow>
            </msub>
          </mrow>
        </munderover>
        <mrow>
          <mo stretchy="false">(</mo>
          <mrow>
            <mfrac>
              <mrow>
                <mi mathvariant="italic">dx</mi>
              </mrow>
              <mrow>
                <mrow>
                  <mi>y</mi>
                  <mo stretchy="false">−</mo>
                  <mi>x</mi>
                </mrow>
              </mrow>
            </mfrac>
          </mrow>
          <mo stretchy="false">)</mo>
        </mrow>
      </mrow>
    </mrow>
    <annotation encoding="StarMath 5.0">int from{x_{B}} to{x_{F}} ({dx} over {y-x} )  </annotation>
  </semantics>
</math>
</file>

<file path=Object 5/content.xml><?xml version="1.0" encoding="utf-8"?>
<math xmlns="http://www.w3.org/1998/Math/MathML">
  <semantics>
    <mrow>
      <mi>ln</mi>
      <mrow>
        <mo stretchy="false">(</mo>
        <mrow>
          <mfrac>
            <mrow>
              <mi>F</mi>
            </mrow>
            <mrow>
              <mi>B</mi>
            </mrow>
          </mfrac>
        </mrow>
        <mo stretchy="false">)</mo>
      </mrow>
    </mrow>
    <annotation encoding="StarMath 5.0">ln( {F} over {B}  ) </annotation>
  </semantics>
</math>
</file>